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d76b" officeooo:paragraph-rsid="0005d76b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d76b" officeooo:paragraph-rsid="0005d76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5d76b" officeooo:paragraph-rsid="0005d76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.4925in" fo:text-align="start" style:justify-single-word="false" fo:text-indent="0in" style:auto-text-indent="false"/>
      <style:text-properties fo:font-size="14pt" fo:font-weight="bold" officeooo:rsid="0005d76b" officeooo:paragraph-rsid="0005d76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5d76b" officeooo:paragraph-rsid="0005d76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d76b" officeooo:paragraph-rsid="0005d76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5d76b" officeooo:paragraph-rsid="0005d76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2.4618in" fo:text-align="start" style:justify-single-word="false" fo:text-indent="0in" style:auto-text-indent="false"/>
      <style:text-properties fo:font-size="14pt" fo:font-weight="bold" officeooo:rsid="0005d76b" officeooo:paragraph-rsid="0005d76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left="0.4925in" fo:text-align="start" style:justify-single-word="false" fo:text-indent="0in" style:auto-text-indent="false"/>
      <style:text-properties fo:font-size="14pt" fo:font-weight="bold" officeooo:rsid="0005d76b" officeooo:paragraph-rsid="0008555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5d76b" officeooo:paragraph-rsid="00085551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d76b" officeooo:paragraph-rsid="0008555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5d76b" officeooo:paragraph-rsid="0008555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5d76b" officeooo:paragraph-rsid="00085f3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5d76b" officeooo:paragraph-rsid="00085f3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d76b" officeooo:paragraph-rsid="00085f3b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5d76b" officeooo:paragraph-rsid="000ab97b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5d76b" officeooo:paragraph-rsid="000befa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5d76b" officeooo:paragraph-rsid="000d2aab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e140" officeooo:paragraph-rsid="0005e140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e140" officeooo:paragraph-rsid="00085f3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e140" officeooo:paragraph-rsid="000ab97b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5e140" officeooo:paragraph-rsid="000d2aab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6af48" officeooo:paragraph-rsid="0006af48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6af48" officeooo:paragraph-rsid="0006af48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.4925in" fo:text-align="start" style:justify-single-word="false" fo:text-indent="0in" style:auto-text-indent="false"/>
      <style:text-properties fo:font-size="14pt" fo:font-weight="bold" officeooo:rsid="0006af48" officeooo:paragraph-rsid="00085551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6af48" officeooo:paragraph-rsid="00085551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6af48" officeooo:paragraph-rsid="00085551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6af48" officeooo:paragraph-rsid="00085f3b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6af48" officeooo:paragraph-rsid="00085f3b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6af48" officeooo:paragraph-rsid="00085f3b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left="0.4925in" fo:text-align="start" style:justify-single-word="false" fo:text-indent="0in" style:auto-text-indent="false"/>
      <style:text-properties fo:font-size="14pt" fo:font-weight="bold" officeooo:rsid="0006af48" officeooo:paragraph-rsid="00098995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6af48" officeooo:paragraph-rsid="000ab97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in" fo:text-align="start" style:justify-single-word="false" fo:text-indent="0in" style:auto-text-indent="false"/>
      <style:text-properties fo:font-size="14pt" fo:font-weight="bold" officeooo:rsid="00085551" officeooo:paragraph-rsid="00085551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85f3b" officeooo:paragraph-rsid="00085f3b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85f3b" officeooo:paragraph-rsid="000ab97b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85f3b" officeooo:paragraph-rsid="000d2aab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85f3b" officeooo:paragraph-rsid="000f7326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85f3b" officeooo:paragraph-rsid="0011278b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85f3b" officeooo:paragraph-rsid="00125f78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.9846in" fo:text-align="start" style:justify-single-word="false" fo:text-indent="0in" style:auto-text-indent="false"/>
      <style:text-properties fo:font-size="14pt" fo:font-weight="bold" officeooo:rsid="0008eef3" officeooo:paragraph-rsid="00098995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1.4772in" fo:text-align="start" style:justify-single-word="false" fo:text-indent="0in" style:auto-text-indent="false"/>
      <style:text-properties fo:font-size="14pt" fo:font-weight="bold" officeooo:rsid="000a73ce" officeooo:paragraph-rsid="000a73ce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0ab97b" officeooo:paragraph-rsid="000ab97b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margin-left="1.9693in" fo:text-align="start" style:justify-single-word="false" fo:text-indent="0in" style:auto-text-indent="false"/>
      <style:text-properties fo:font-size="14pt" fo:font-weight="bold" officeooo:rsid="00125f78" officeooo:paragraph-rsid="00125f78" style:font-size-asian="12.25pt" style:font-weight-asian="bold" style:font-size-complex="14pt" style:font-weight-complex="bold"/>
    </style:style>
    <style:style style:name="T1" style:family="text">
      <style:text-properties officeooo:rsid="0005d76b"/>
    </style:style>
    <style:style style:name="T2" style:family="text">
      <style:text-properties fo:font-size="14pt" fo:font-weight="bold" officeooo:rsid="0005d76b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6af48" style:font-size-asian="12.25pt" style:font-weight-asian="bold" style:font-size-complex="14pt" style:font-weight-complex="bold"/>
    </style:style>
    <style:style style:name="T4" style:family="text">
      <style:text-properties officeooo:rsid="0005e140"/>
    </style:style>
    <style:style style:name="T5" style:family="text">
      <style:text-properties officeooo:rsid="00085551"/>
    </style:style>
    <style:style style:name="T6" style:family="text">
      <style:text-properties officeooo:rsid="00085f3b"/>
    </style:style>
    <style:style style:name="T7" style:family="text">
      <style:text-properties officeooo:rsid="00098995"/>
    </style:style>
    <style:style style:name="T8" style:family="text">
      <style:text-properties officeooo:rsid="000a73ce"/>
    </style:style>
    <style:style style:name="T9" style:family="text">
      <style:text-properties officeooo:rsid="000ab97b"/>
    </style:style>
    <style:style style:name="T10" style:family="text">
      <style:text-properties officeooo:rsid="000b4ebe"/>
    </style:style>
    <style:style style:name="T11" style:family="text">
      <style:text-properties officeooo:rsid="000befa8"/>
    </style:style>
    <style:style style:name="T12" style:family="text">
      <style:text-properties officeooo:rsid="000d2aab"/>
    </style:style>
    <style:style style:name="T13" style:family="text">
      <style:text-properties officeooo:rsid="000e48bc"/>
    </style:style>
    <style:style style:name="T14" style:family="text">
      <style:text-properties officeooo:rsid="000e9a66"/>
    </style:style>
    <style:style style:name="T15" style:family="text">
      <style:text-properties officeooo:rsid="000f7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er Camp</text:p>
      <text:p text:style-name="P2">(Daily Schedule)</text:p>
      <text:p text:style-name="P3">I) Day <text:span text:style-name="T5">One</text:span>:</text:p>
      <text:p text:style-name="P4">A) Morning Session:</text:p>
      <text:p text:style-name="P5">1) Intro to Architecture:</text:p>
      <text:p text:style-name="P6">a) Hardware Architecture:</text:p>
      <text:p text:style-name="P7">i) Modules:</text:p>
      <text:p text:style-name="P7">ii) Data:</text:p>
      <text:p text:style-name="P7">iii) Control Signals:</text:p>
      <text:p text:style-name="P6">b) Software Architecture:</text:p>
      <text:p text:style-name="P5">2) <text:span text:style-name="T4">The </text:span>Company:</text:p>
      <text:p text:style-name="P19">a) <text:s/><text:span text:style-name="T1">Structure:</text:span></text:p>
      <text:p text:style-name="P7"><text:span text:style-name="T4">i</text:span>) CEO:</text:p>
      <text:p text:style-name="P7"><text:span text:style-name="T4">ii</text:span>) Dep<text:span text:style-name="T4">artments</text:span>:</text:p>
      <text:p text:style-name="P8">i) Engineering:</text:p>
      <text:p text:style-name="P8">ii) Drafting:</text:p>
      <text:p text:style-name="P8">iii) Technician:</text:p>
      <text:p text:style-name="P8">iv) Computer:</text:p>
      <text:p text:style-name="P8">v) Quality Control:</text:p>
      <text:p text:style-name="P8">vi) Media:</text:p>
      <text:p text:style-name="P6"><text:span text:style-name="T4">b</text:span>) Phases of Operation:</text:p>
      <text:p text:style-name="P7">i) Design:</text:p>
      <text:p text:style-name="P7">ii) Drafting:</text:p>
      <text:p text:style-name="P7">iii) Build:</text:p>
      <text:p text:style-name="P7">iv) Repeat I, ii, and iii as necessary:</text:p>
      <text:p text:style-name="P31">B) Afternoon Session:<text:span text:style-name="T3"/></text:p>
      <text:p text:style-name="P40">1) Introduction to Computer Programming:</text:p>
      <text:p text:style-name="P41">a) Framework;</text:p>
      <text:p text:style-name="P41">b) Multiple Pages:</text:p>
      <text:p text:style-name="P41">c) Navigation: </text:p>
      <text:p text:style-name="P23">2) <text:span text:style-name="T7">Introduction to </text:span>Drones/Robots:</text:p>
      <text:p text:style-name="P24">a) Controlled Operation:</text:p>
      <text:p text:style-name="P24">b) Autonomous Operation:</text:p>
      <text:p text:style-name="P24">c) Challenge:</text:p>
      <text:p text:style-name="P33"/>
      <text:p text:style-name="P33"/>
      <text:p text:style-name="P33"/>
      <text:p text:style-name="P33">II) Day Two:<text:span text:style-name="T2"/></text:p>
      <text:p text:style-name="P9">A) Morning Session:</text:p>
      <text:p text:style-name="P10">1) <text:span text:style-name="T5">Company Assignments</text:span>:</text:p>
      <text:p text:style-name="P11">a) <text:span text:style-name="T5">CEO</text:span>:</text:p>
      <text:p text:style-name="P11"><text:soft-page-break/>b) <text:span text:style-name="T5">Department Managers</text:span>:</text:p>
      <text:p text:style-name="P12">i) Engineering:</text:p>
      <text:p text:style-name="P12">ii) Drafting:</text:p>
      <text:p text:style-name="P13">iii) Technician:<text:span text:style-name="T2"/></text:p>
      <text:p text:style-name="P14">2) <text:span text:style-name="T5">Module Assignments</text:span>:</text:p>
      <text:p text:style-name="P20">a) <text:s/><text:span text:style-name="T5">One Option</text:span><text:span text:style-name="T1">:</text:span></text:p>
      <text:p text:style-name="P13"><text:span text:style-name="T4">I</text:span>) <text:span text:style-name="T6">Counters</text:span>: </text:p>
      <text:p text:style-name="P13"><text:span text:style-name="T4">ii</text:span>) <text:span text:style-name="T6">Arithmetic Logic Unit (ALU)</text:span>:</text:p>
      <text:p text:style-name="P13">iii) <text:span text:style-name="T6">Input/Output</text:span>:</text:p>
      <text:p text:style-name="P13">iv) <text:span text:style-name="T6">Memory (Registers/RAM/EEPROM)</text:span>:</text:p>
      <text:p text:style-name="P34">v) Control:</text:p>
      <text:p text:style-name="P39">vi) Bus <text:span text:style-name="T12">and Final Assembly of Module<text:tab/></text:span>:</text:p>
      <text:p text:style-name="P34">vii) Clock:</text:p>
      <text:p text:style-name="P15"><text:span text:style-name="T4">b</text:span>) <text:span text:style-name="T5">Second Option</text:span>:</text:p>
      <text:p text:style-name="P13">i) <text:span text:style-name="T6">ALU/Registers[A, B, Output, Mem Addr, Instr Addr]</text:span>:</text:p>
      <text:p text:style-name="P13">ii) <text:span text:style-name="T6">Control/Output/EEPROMs</text:span>:</text:p>
      <text:p text:style-name="P13">iii) <text:span text:style-name="T6">Input/RAM/Multiplexers/Counters</text:span>:</text:p>
      <text:p text:style-name="P16">iv) <text:span text:style-name="T6">Clock/BUS</text:span>:</text:p>
      <text:p text:style-name="P43">v) <text:span text:style-name="T12">Final Assembly of Modules:</text:span></text:p>
      <text:p text:style-name="P21"><text:span text:style-name="T13">c</text:span>) <text:s/><text:span text:style-name="T9">Third</text:span><text:span text:style-name="T5"> Option</text:span><text:span text:style-name="T1">:</text:span></text:p>
      <text:p text:style-name="P16"><text:span text:style-name="T14">i</text:span>) <text:span text:style-name="T9">Program </text:span><text:span text:style-name="T6">Counter/</text:span><text:span text:style-name="T10">Micro Step Counter-Decoder</text:span>: </text:p>
      <text:p text:style-name="P17"><text:span text:style-name="T4">ii</text:span>) <text:span text:style-name="T6">Arithmetic Logic Unit (ALU) </text:span><text:span text:style-name="T11">with</text:span><text:span text:style-name="T6"> <text:s text:c="40"/></text:span><text:span text:style-name="T11"><text:s/><text:tab/>A, B and Flag Registers</text:span>:</text:p>
      <text:p text:style-name="P16">iii) <text:span text:style-name="T6">Output</text:span>:</text:p>
      <text:p text:style-name="P16">iv) <text:span text:style-name="T6">Clock</text:span>:</text:p>
      <text:p text:style-name="P35">v) <text:span text:style-name="T9">RAM, Input </text:span><text:span text:style-name="T12">and Multiplexers:</text:span></text:p>
      <text:p text:style-name="P35">vi) Control <text:span text:style-name="T12">and Instruction Registers</text:span>:</text:p>
      <text:p text:style-name="P38">vii) Bus <text:span text:style-name="T12">and Final Assembly of Modules</text:span>:</text:p>
      <text:p text:style-name="P22"><text:span text:style-name="T13">d</text:span>) <text:s/><text:span text:style-name="T12">Fourth</text:span><text:span text:style-name="T5"> Option</text:span><text:span text:style-name="T1">:</text:span></text:p>
      <text:p text:style-name="P18"><text:span text:style-name="T14">i</text:span>) <text:span text:style-name="T9">Program </text:span><text:span text:style-name="T6">Counter</text:span><text:span text:style-name="T12">, </text:span><text:span text:style-name="T11">A, B</text:span><text:span text:style-name="T14">&amp;</text:span><text:span text:style-name="T11"> Flag Registers </text:span><text:span text:style-name="T12">and </text:span><text:span text:style-name="T6">, </text:span><text:span text:style-name="T12">ALU</text:span>: </text:p>
      <text:p text:style-name="P18">ii) <text:span text:style-name="T6">Output </text:span><text:span text:style-name="T12">and Clock</text:span>:</text:p>
      <text:p text:style-name="P36"><text:span text:style-name="T12">i</text:span><text:span text:style-name="T14">ii</text:span>) <text:span text:style-name="T9">RAM, Input,</text:span><text:span text:style-name="T12"> Multiplexers, </text:span><text:span text:style-name="T15">Switches-Run/Program &amp; <text:tab/>Master Reset:</text:span></text:p>
      <text:p text:style-name="P37"><text:span text:style-name="T14">i</text:span><text:span text:style-name="T12">v</text:span>) Control,<text:span text:style-name="T12"> Instruction Registers, </text:span><text:span text:style-name="T10">Micro Step Counter-<text:tab/>Decoder</text:span>:</text:p>
      <text:p text:style-name="P36">v) Bus <text:span text:style-name="T12">and Final Assembly of Modules</text:span>:</text:p>
      <text:p text:style-name="P28"><text:span text:style-name="T7">3</text:span>) Sample Project:</text:p>
      <text:p text:style-name="P29">a) Binary Coded Decimal(BCD) Number to 7-Segment Display:</text:p>
      <text:p text:style-name="P29">b) Needed Parts:</text:p>
      <text:p text:style-name="P30">i) Four(4) Switches and 4 LEDs with 330 Ohm Resisters for <text:s text:c="2"/><text:tab/>the BCD Number:</text:p>
      <text:p text:style-name="P30">ii) One 7-Segment Display:</text:p>
      <text:p text:style-name="P30"><text:soft-page-break/>iii) One BCD to 7-Seg Display Converter:</text:p>
      <text:p text:style-name="P30">a 74LS47 Integrated Circuit(IC)</text:p>
      <text:p text:style-name="P12">iv) Computer:</text:p>
      <text:p text:style-name="P12">v) Quality Control:</text:p>
      <text:p text:style-name="P12">vi) Media:</text:p>
      <text:p text:style-name="P25">B) Afternoon Session:</text:p>
      <text:p text:style-name="P26"><text:span text:style-name="T8">1</text:span>) <text:span text:style-name="T9">Web Development</text:span>:</text:p>
      <text:p text:style-name="P27">a) <text:span text:style-name="T9">Resources</text:span>:</text:p>
      <text:p text:style-name="P42">i) Internet:</text:p>
      <text:p text:style-name="P42">ii) W3schools:</text:p>
      <text:p text:style-name="P32">b) <text:span text:style-name="T9">Media</text:span>:</text:p>
      <text:p text:style-name="P42">i) Images:</text:p>
      <text:p text:style-name="P42">ii) Videos:</text:p>
      <text:p text:style-name="P27">c) 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2:05:55.059000000</meta:creation-date>
    <dc:date>2024-02-22T12:55:19.328000000</dc:date>
    <meta:editing-duration>P3DT49M14S</meta:editing-duration>
    <meta:editing-cycles>18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90" meta:word-count="316" meta:character-count="2083" meta:non-whitespace-character-count="1803"/>
  </office:meta>
</office:document-meta>
</file>